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Generator.getSourceFil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Generator.BaseGenerator( CoreAnnotationProcessorEnv env , SourceFileInfo sourceFileInfo , Diagnostics diagno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Generator.getDiagno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Generator.get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